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Hoja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 juego</text:p>
          </table:table-cell>
          <table:table-cell office:value-type="string" calcext:value-type="string">
            <text:p>caja+paypal+zz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-130.37" calcext:value-type="float">
            <text:p>-130,37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eneficio</text:p>
          </table:table-cell>
          <table:table-cell office:value-type="string" calcext:value-type="string">
            <text:p>EnJuego</text:p>
          </table:table-cell>
          <table:table-cell table:style-name="Default" office:value-type="string" calcext:value-type="string">
            <text:p>Fecha</text:p>
          </table:table-cell>
          <table:table-cell table:number-columns-repeated="2"/>
          <table:table-cell office:value-type="float" office:value="1675.63" calcext:value-type="float">
            <text:p>1675,63</text:p>
          </table:table-cell>
          <table:table-cell table:formula="of:=SUM([.L3:.L6])" office:value-type="float" office:value="510.73" calcext:value-type="float">
            <text:p>510,73</text:p>
          </table:table-cell>
          <table:table-cell office:value-type="float" office:value="2186.36" calcext:value-type="float">
            <text:p>2186,36</text:p>
          </table:table-cell>
          <table:table-cell/>
          <table:table-cell office:value-type="float" office:value="80.01" calcext:value-type="float">
            <text:p>80,01</text:p>
          </table:table-cell>
        </table:table-row>
        <table:table-row table:style-name="ro1">
          <table:table-cell/>
          <table:table-cell office:value-type="string" calcext:value-type="string">
            <text:p>00 208</text:p>
          </table:table-cell>
          <table:table-cell office:value-type="float" office:value="0.17" calcext:value-type="float">
            <text:p>0,17</text:p>
          </table:table-cell>
          <table:table-cell office:value-type="float" office:value="30.33" calcext:value-type="float">
            <text:p>30,33</text:p>
          </table:table-cell>
          <table:table-cell office:value-type="string" calcext:value-type="string">
            <text:p>16/04/2019</text:p>
          </table:table-cell>
          <table:table-cell/>
          <table:table-cell table:style-name="ce1" office:value-type="string" calcext:value-type="string">
            <text:p>16/04/2019</text:p>
          </table:table-cell>
          <table:table-cell table:formula="of:=[.H4]-[.D5]+[.C5]" office:value-type="float" office:value="1645.47" calcext:value-type="float">
            <text:p>1645,47</text:p>
          </table:table-cell>
          <table:table-cell table:formula="of:=[.J5]-[.H5]" office:value-type="float" office:value="540.89" calcext:value-type="float">
            <text:p>540,89</text:p>
          </table:table-cell>
          <table:table-cell table:formula="of:=[.J4]" office:value-type="float" office:value="2186.36" calcext:value-type="float">
            <text:p>2186,36</text:p>
          </table:table-cell>
          <table:table-cell/>
          <table:table-cell office:value-type="float" office:value="515.86" calcext:value-type="float">
            <text:p>515,86</text:p>
          </table:table-cell>
        </table:table-row>
        <table:table-row table:style-name="ro1">
          <table:table-cell/>
          <table:table-cell office:value-type="string" calcext:value-type="string">
            <text:p>00 166-119-3</text:p>
          </table:table-cell>
          <table:table-cell office:value-type="float" office:value="3.88" calcext:value-type="float">
            <text:p>3,88</text:p>
          </table:table-cell>
          <table:table-cell office:value-type="float" office:value="151.04" calcext:value-type="float">
            <text:p>151,04</text:p>
          </table:table-cell>
          <table:table-cell office:value-type="string" calcext:value-type="string">
            <text:p>17/04/2019</text:p>
          </table:table-cell>
          <table:table-cell table:number-columns-repeated="6"/>
          <table:table-cell office:value-type="float" office:value="45.23" calcext:value-type="float">
            <text:p>45,23</text:p>
          </table:table-cell>
        </table:table-row>
        <table:table-row table:style-name="ro1">
          <table:table-cell/>
          <table:table-cell office:value-type="string" calcext:value-type="string">
            <text:p>00 166-85-3</text:p>
          </table:table-cell>
          <table:table-cell office:value-type="float" office:value="3.88" calcext:value-type="float">
            <text:p>3,88</text:p>
          </table:table-cell>
          <table:table-cell office:value-type="float" office:value="151.04" calcext:value-type="float">
            <text:p>151,04</text:p>
          </table:table-cell>
          <table:table-cell office:value-type="string" calcext:value-type="string">
            <text:p>17/04/2019</text:p>
          </table:table-cell>
          <table:table-cell/>
          <table:table-cell table:style-name="ce1" office:value-type="string" calcext:value-type="string">
            <text:p>17/04/2019</text:p>
          </table:table-cell>
          <table:table-cell table:formula="of:=[.H5]-[.D6]+[.C6]" office:value-type="float" office:value="1498.31" calcext:value-type="float">
            <text:p>1498,31</text:p>
          </table:table-cell>
          <table:table-cell table:formula="of:=[.J7]-[.H7]" office:value-type="float" office:value="688.05" calcext:value-type="float">
            <text:p>688,05</text:p>
          </table:table-cell>
          <table:table-cell table:formula="of:=[.J5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211</text:p>
          </table:table-cell>
          <table:table-cell office:value-type="float" office:value="6.89" calcext:value-type="float">
            <text:p>6,89</text:p>
          </table:table-cell>
          <table:table-cell office:value-type="float" office:value="219.11" calcext:value-type="float">
            <text:p>219,11</text:p>
          </table:table-cell>
          <table:table-cell office:value-type="string" calcext:value-type="string">
            <text:p>17/04/2019</text:p>
          </table:table-cell>
          <table:table-cell/>
          <table:table-cell table:style-name="ce1" office:value-type="string" calcext:value-type="string">
            <text:p>17/04/2019</text:p>
          </table:table-cell>
          <table:table-cell table:formula="of:=[.H7]-[.D7]+[.C7]" office:value-type="float" office:value="1351.15" calcext:value-type="float">
            <text:p>1351,15</text:p>
          </table:table-cell>
          <table:table-cell table:formula="of:=[.J8]-[.H8]" office:value-type="float" office:value="835.21" calcext:value-type="float">
            <text:p>835,21</text:p>
          </table:table-cell>
          <table:table-cell table:formula="of:=[.J7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212</text:p>
          </table:table-cell>
          <table:table-cell office:value-type="float" office:value="4.4" calcext:value-type="float">
            <text:p>4,4</text:p>
          </table:table-cell>
          <table:table-cell office:value-type="float" office:value="90.6" calcext:value-type="float">
            <text:p>90,6</text:p>
          </table:table-cell>
          <table:table-cell office:value-type="string" calcext:value-type="string">
            <text:p>17/04/2019</text:p>
          </table:table-cell>
          <table:table-cell/>
          <table:table-cell table:style-name="ce1" office:value-type="string" calcext:value-type="string">
            <text:p>17/04/2019</text:p>
          </table:table-cell>
          <table:table-cell table:formula="of:=[.H8]-[.D8]+[.C8]" office:value-type="float" office:value="1138.93" calcext:value-type="float">
            <text:p>1138,93</text:p>
          </table:table-cell>
          <table:table-cell table:formula="of:=[.J9]-[.H9]" office:value-type="float" office:value="1047.43" calcext:value-type="float">
            <text:p>1047,43</text:p>
          </table:table-cell>
          <table:table-cell table:formula="of:=[.J8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166-10-4</text:p>
          </table:table-cell>
          <table:table-cell office:value-type="float" office:value="1.69" calcext:value-type="float">
            <text:p>1,69</text:p>
          </table:table-cell>
          <table:table-cell office:value-type="float" office:value="75.22" calcext:value-type="float">
            <text:p>75,22</text:p>
          </table:table-cell>
          <table:table-cell office:value-type="string" calcext:value-type="string">
            <text:p>18/04/2019</text:p>
          </table:table-cell>
          <table:table-cell/>
          <table:table-cell table:style-name="ce1" office:value-type="string" calcext:value-type="string">
            <text:p>17/04/2019</text:p>
          </table:table-cell>
          <table:table-cell table:formula="of:=[.H9]-[.D9]+[.C9]" office:value-type="float" office:value="1052.73" calcext:value-type="float">
            <text:p>1052,73</text:p>
          </table:table-cell>
          <table:table-cell table:formula="of:=[.J10]-[.H10]" office:value-type="float" office:value="1133.63" calcext:value-type="float">
            <text:p>1133,63</text:p>
          </table:table-cell>
          <table:table-cell table:formula="of:=[.J9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166-15-4</text:p>
          </table:table-cell>
          <table:table-cell office:value-type="float" office:value="0.41" calcext:value-type="float">
            <text:p>0,41</text:p>
          </table:table-cell>
          <table:table-cell office:value-type="float" office:value="74.59" calcext:value-type="float">
            <text:p>74,59</text:p>
          </table:table-cell>
          <table:table-cell office:value-type="string" calcext:value-type="string">
            <text:p>18/04/20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 166-172-3</text:p>
          </table:table-cell>
          <table:table-cell office:value-type="float" office:value="1.06" calcext:value-type="float">
            <text:p>1,06</text:p>
          </table:table-cell>
          <table:table-cell office:value-type="float" office:value="126.94" calcext:value-type="float">
            <text:p>126,94</text:p>
          </table:table-cell>
          <table:table-cell office:value-type="string" calcext:value-type="string">
            <text:p>18/04/20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 166-142-3</text:p>
          </table:table-cell>
          <table:table-cell office:value-type="float" office:value="0.35" calcext:value-type="float">
            <text:p>0,35</text:p>
          </table:table-cell>
          <table:table-cell office:value-type="float" office:value="53.15" calcext:value-type="float">
            <text:p>53,15</text:p>
          </table:table-cell>
          <table:table-cell office:value-type="string" calcext:value-type="string">
            <text:p>19/04/2019</text:p>
          </table:table-cell>
          <table:table-cell/>
          <table:table-cell table:style-name="ce1" office:value-type="string" calcext:value-type="string">
            <text:p>18/04/2019</text:p>
          </table:table-cell>
          <table:table-cell table:formula="of:=[.H10]-[.D10]+[.C10]" office:value-type="float" office:value="979.200000000001" calcext:value-type="float">
            <text:p>979,200000000001</text:p>
          </table:table-cell>
          <table:table-cell table:formula="of:=[.J13]-[.H13]" office:value-type="float" office:value="1207.16" calcext:value-type="float">
            <text:p>1207,16</text:p>
          </table:table-cell>
          <table:table-cell table:formula="of:=[.J10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166-27-4</text:p>
          </table:table-cell>
          <table:table-cell office:value-type="float" office:value="2.61" calcext:value-type="float">
            <text:p>2,61</text:p>
          </table:table-cell>
          <table:table-cell office:value-type="float" office:value="111.89" calcext:value-type="float">
            <text:p>111,89</text:p>
          </table:table-cell>
          <table:table-cell office:value-type="string" calcext:value-type="string">
            <text:p>19/04/2019</text:p>
          </table:table-cell>
          <table:table-cell/>
          <table:table-cell table:style-name="ce1" office:value-type="string" calcext:value-type="string">
            <text:p>18/04/2019</text:p>
          </table:table-cell>
          <table:table-cell table:formula="of:=[.H13]-[.D11]+[.C11]" office:value-type="float" office:value="905.020000000001" calcext:value-type="float">
            <text:p>905,020000000001</text:p>
          </table:table-cell>
          <table:table-cell table:formula="of:=[.J14]-[.H14]" office:value-type="float" office:value="1281.34" calcext:value-type="float">
            <text:p>1281,34</text:p>
          </table:table-cell>
          <table:table-cell table:formula="of:=[.J13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166-32-4</text:p>
          </table:table-cell>
          <table:table-cell office:value-type="float" office:value="0.54" calcext:value-type="float">
            <text:p>0,54</text:p>
          </table:table-cell>
          <table:table-cell office:value-type="float" office:value="109.46" calcext:value-type="float">
            <text:p>109,46</text:p>
          </table:table-cell>
          <table:table-cell office:value-type="string" calcext:value-type="string">
            <text:p>19/04/2019</text:p>
          </table:table-cell>
          <table:table-cell/>
          <table:table-cell table:style-name="ce1" office:value-type="string" calcext:value-type="string">
            <text:p>18/04/2019</text:p>
          </table:table-cell>
          <table:table-cell table:formula="of:=[.H14]-[.D12]+[.C12]" office:value-type="float" office:value="779.140000000001" calcext:value-type="float">
            <text:p>779,140000000001</text:p>
          </table:table-cell>
          <table:table-cell table:formula="of:=[.J15]-[.H15]" office:value-type="float" office:value="1407.22" calcext:value-type="float">
            <text:p>1407,22</text:p>
          </table:table-cell>
          <table:table-cell table:formula="of:=[.J14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166-44-4</text:p>
          </table:table-cell>
          <table:table-cell office:value-type="float" office:value="3" calcext:value-type="float">
            <text:p>3</text:p>
          </table:table-cell>
          <table:table-cell office:value-type="float" office:value="134.12" calcext:value-type="float">
            <text:p>134,12</text:p>
          </table:table-cell>
          <table:table-cell office:value-type="string" calcext:value-type="string">
            <text:p>19/04/20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 166-50-4</text:p>
          </table:table-cell>
          <table:table-cell office:value-type="float" office:value="0.73" calcext:value-type="float">
            <text:p>0,73</text:p>
          </table:table-cell>
          <table:table-cell office:value-type="float" office:value="130.52" calcext:value-type="float">
            <text:p>130,52</text:p>
          </table:table-cell>
          <table:table-cell office:value-type="string" calcext:value-type="string">
            <text:p>19/04/20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 166-131-3</text:p>
          </table:table-cell>
          <table:table-cell office:value-type="float" office:value="0.15" calcext:value-type="float">
            <text:p>0,15</text:p>
          </table:table-cell>
          <table:table-cell office:value-type="float" office:value="18.98" calcext:value-type="float">
            <text:p>18,98</text:p>
          </table:table-cell>
          <table:table-cell office:value-type="string" calcext:value-type="string">
            <text:p>20/04/2019</text:p>
          </table:table-cell>
          <table:table-cell/>
          <table:table-cell table:style-name="ce1" office:value-type="string" calcext:value-type="string">
            <text:p>19/04/2019</text:p>
          </table:table-cell>
          <table:table-cell table:formula="of:=[.H15]-[.D13]+[.C13]" office:value-type="float" office:value="726.340000000001" calcext:value-type="float">
            <text:p>726,340000000001</text:p>
          </table:table-cell>
          <table:table-cell table:formula="of:=[.J18]-[.H18]" office:value-type="float" office:value="1460.02" calcext:value-type="float">
            <text:p>1460,02</text:p>
          </table:table-cell>
          <table:table-cell table:formula="of:=[.J15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166-63-4</text:p>
          </table:table-cell>
          <table:table-cell office:value-type="float" office:value="0.19" calcext:value-type="float">
            <text:p>0,19</text:p>
          </table:table-cell>
          <table:table-cell office:value-type="float" office:value="19.41" calcext:value-type="float">
            <text:p>19,41</text:p>
          </table:table-cell>
          <table:table-cell office:value-type="string" calcext:value-type="string">
            <text:p>22/04/2019</text:p>
          </table:table-cell>
          <table:table-cell/>
          <table:table-cell table:style-name="ce1" office:value-type="string" calcext:value-type="string">
            <text:p>19/04/2019</text:p>
          </table:table-cell>
          <table:table-cell table:formula="of:=[.H18]-[.D14]+[.C14]" office:value-type="float" office:value="617.060000000001" calcext:value-type="float">
            <text:p>617,060000000001</text:p>
          </table:table-cell>
          <table:table-cell table:formula="of:=[.J19]-[.H19]" office:value-type="float" office:value="1569.3" calcext:value-type="float">
            <text:p>1569,3</text:p>
          </table:table-cell>
          <table:table-cell table:formula="of:=[.J18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 183</text:p>
          </table:table-cell>
          <table:table-cell office:value-type="float" office:value="14.31" calcext:value-type="float">
            <text:p>14,31</text:p>
          </table:table-cell>
          <table:table-cell office:value-type="float" office:value="76.69" calcext:value-type="float">
            <text:p>76,69</text:p>
          </table:table-cell>
          <table:table-cell office:value-type="string" calcext:value-type="string">
            <text:p>23/04/2019</text:p>
          </table:table-cell>
          <table:table-cell/>
          <table:table-cell table:style-name="ce1" office:value-type="string" calcext:value-type="string">
            <text:p>19/04/2019</text:p>
          </table:table-cell>
          <table:table-cell table:formula="of:=[.H19]-[.D15]+[.C15]" office:value-type="float" office:value="508.140000000001" calcext:value-type="float">
            <text:p>508,140000000001</text:p>
          </table:table-cell>
          <table:table-cell table:formula="of:=[.J20]-[.H20]" office:value-type="float" office:value="1678.22" calcext:value-type="float">
            <text:p>1678,22</text:p>
          </table:table-cell>
          <table:table-cell table:formula="of:=[.J19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19/04/2019</text:p>
          </table:table-cell>
          <table:table-cell table:formula="of:=[.H20]-[.D16]+[.C16]" office:value-type="float" office:value="377.020000000001" calcext:value-type="float">
            <text:p>377,020000000001</text:p>
          </table:table-cell>
          <table:table-cell table:formula="of:=[.J21]-[.H21]" office:value-type="float" office:value="1809.34" calcext:value-type="float">
            <text:p>1809,34</text:p>
          </table:table-cell>
          <table:table-cell table:formula="of:=[.J20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19/04/2019</text:p>
          </table:table-cell>
          <table:table-cell table:formula="of:=[.H21]-[.D17]+[.C17]" office:value-type="float" office:value="247.230000000001" calcext:value-type="float">
            <text:p>247,230000000001</text:p>
          </table:table-cell>
          <table:table-cell table:formula="of:=[.J22]-[.H22]" office:value-type="float" office:value="1939.13" calcext:value-type="float">
            <text:p>1939,13</text:p>
          </table:table-cell>
          <table:table-cell table:formula="of:=[.J21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20/04/2019</text:p>
          </table:table-cell>
          <table:table-cell table:formula="of:=[.H22]-[.D18]+[.C18]" office:value-type="float" office:value="228.400000000001" calcext:value-type="float">
            <text:p>228,400000000001</text:p>
          </table:table-cell>
          <table:table-cell table:formula="of:=[.J27]-[.H27]" office:value-type="float" office:value="1957.96" calcext:value-type="float">
            <text:p>1957,96</text:p>
          </table:table-cell>
          <table:table-cell table:formula="of:=[.J22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22/04/2019</text:p>
          </table:table-cell>
          <table:table-cell table:formula="of:=[.H27]-[.D19]+[.C19]" office:value-type="float" office:value="209.180000000001" calcext:value-type="float">
            <text:p>209,180000000001</text:p>
          </table:table-cell>
          <table:table-cell table:formula="of:=[.J28]-[.H28]" office:value-type="float" office:value="1977.18" calcext:value-type="float">
            <text:p>1977,18</text:p>
          </table:table-cell>
          <table:table-cell table:formula="of:=[.J27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23/04/2019</text:p>
          </table:table-cell>
          <table:table-cell table:formula="of:=[.H28]-[.D20]+[.C20]" office:value-type="float" office:value="146.800000000001" calcext:value-type="float">
            <text:p>146,800000000001</text:p>
          </table:table-cell>
          <table:table-cell table:formula="of:=[.J30]-[.H30]" office:value-type="float" office:value="2039.56" calcext:value-type="float">
            <text:p>2039,56</text:p>
          </table:table-cell>
          <table:table-cell table:formula="of:=[.J28]" office:value-type="float" office:value="2186.36" calcext:value-type="float">
            <text:p>2186,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J31]-[.H31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Beneficio</text:p>
          </table:table-cell>
          <table:table-cell office:value-type="string" calcext:value-type="string">
            <text:p>EnJuego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n Juego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208</text:p>
          </table:table-cell>
          <table:table-cell office:value-type="float" office:value="0.17" calcext:value-type="float">
            <text:p>0,17</text:p>
          </table:table-cell>
          <table:table-cell office:value-type="float" office:value="30.33" calcext:value-type="float">
            <text:p>30,33</text:p>
          </table:table-cell>
          <table:table-cell office:value-type="string" calcext:value-type="string">
            <text:p>16/04/2019</text:p>
          </table:table-cell>
          <table:table-cell office:value-type="float" office:value="1645.47" calcext:value-type="float">
            <text:p>1645,47</text:p>
          </table:table-cell>
          <table:table-cell office:value-type="float" office:value="540.89" calcext:value-type="float">
            <text:p>540,89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119-3</text:p>
          </table:table-cell>
          <table:table-cell office:value-type="float" office:value="3.88" calcext:value-type="float">
            <text:p>3,88</text:p>
          </table:table-cell>
          <table:table-cell office:value-type="float" office:value="151.04" calcext:value-type="float">
            <text:p>151,04</text:p>
          </table:table-cell>
          <table:table-cell office:value-type="string" calcext:value-type="string">
            <text:p>17/04/2019</text:p>
          </table:table-cell>
          <table:table-cell office:value-type="float" office:value="1498.31" calcext:value-type="float">
            <text:p>1498,31</text:p>
          </table:table-cell>
          <table:table-cell office:value-type="float" office:value="688.05" calcext:value-type="float">
            <text:p>688,05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85-3</text:p>
          </table:table-cell>
          <table:table-cell office:value-type="float" office:value="3.88" calcext:value-type="float">
            <text:p>3,88</text:p>
          </table:table-cell>
          <table:table-cell office:value-type="float" office:value="151.04" calcext:value-type="float">
            <text:p>151,04</text:p>
          </table:table-cell>
          <table:table-cell office:value-type="string" calcext:value-type="string">
            <text:p>17/04/2019</text:p>
          </table:table-cell>
          <table:table-cell office:value-type="float" office:value="1351.15" calcext:value-type="float">
            <text:p>1351,15</text:p>
          </table:table-cell>
          <table:table-cell office:value-type="float" office:value="835.21" calcext:value-type="float">
            <text:p>835,21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211</text:p>
          </table:table-cell>
          <table:table-cell office:value-type="float" office:value="6.89" calcext:value-type="float">
            <text:p>6,89</text:p>
          </table:table-cell>
          <table:table-cell office:value-type="float" office:value="219.11" calcext:value-type="float">
            <text:p>219,11</text:p>
          </table:table-cell>
          <table:table-cell office:value-type="string" calcext:value-type="string">
            <text:p>17/04/2019</text:p>
          </table:table-cell>
          <table:table-cell office:value-type="float" office:value="1138.93" calcext:value-type="float">
            <text:p>1138,93</text:p>
          </table:table-cell>
          <table:table-cell office:value-type="float" office:value="1047.43" calcext:value-type="float">
            <text:p>1047,43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212</text:p>
          </table:table-cell>
          <table:table-cell office:value-type="float" office:value="4.4" calcext:value-type="float">
            <text:p>4,4</text:p>
          </table:table-cell>
          <table:table-cell office:value-type="float" office:value="90.6" calcext:value-type="float">
            <text:p>90,6</text:p>
          </table:table-cell>
          <table:table-cell office:value-type="string" calcext:value-type="string">
            <text:p>17/04/2019</text:p>
          </table:table-cell>
          <table:table-cell office:value-type="float" office:value="1052.73" calcext:value-type="float">
            <text:p>1052,73</text:p>
          </table:table-cell>
          <table:table-cell office:value-type="float" office:value="1133.63" calcext:value-type="float">
            <text:p>1133,63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10-4</text:p>
          </table:table-cell>
          <table:table-cell office:value-type="float" office:value="1.69" calcext:value-type="float">
            <text:p>1,69</text:p>
          </table:table-cell>
          <table:table-cell office:value-type="float" office:value="75.22" calcext:value-type="float">
            <text:p>75,22</text:p>
          </table:table-cell>
          <table:table-cell office:value-type="string" calcext:value-type="string">
            <text:p>18/04/2019</text:p>
          </table:table-cell>
          <table:table-cell office:value-type="float" office:value="979.2" calcext:value-type="float">
            <text:p>979,2</text:p>
          </table:table-cell>
          <table:table-cell office:value-type="float" office:value="1207.16" calcext:value-type="float">
            <text:p>1207,16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15-4</text:p>
          </table:table-cell>
          <table:table-cell office:value-type="float" office:value="0.41" calcext:value-type="float">
            <text:p>0,41</text:p>
          </table:table-cell>
          <table:table-cell office:value-type="float" office:value="74.59" calcext:value-type="float">
            <text:p>74,59</text:p>
          </table:table-cell>
          <table:table-cell office:value-type="string" calcext:value-type="string">
            <text:p>18/04/2019</text:p>
          </table:table-cell>
          <table:table-cell office:value-type="float" office:value="905.02" calcext:value-type="float">
            <text:p>905,02</text:p>
          </table:table-cell>
          <table:table-cell office:value-type="float" office:value="1281.34" calcext:value-type="float">
            <text:p>1281,34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172-3</text:p>
          </table:table-cell>
          <table:table-cell office:value-type="float" office:value="1.06" calcext:value-type="float">
            <text:p>1,06</text:p>
          </table:table-cell>
          <table:table-cell office:value-type="float" office:value="126.94" calcext:value-type="float">
            <text:p>126,94</text:p>
          </table:table-cell>
          <table:table-cell office:value-type="string" calcext:value-type="string">
            <text:p>18/04/2019</text:p>
          </table:table-cell>
          <table:table-cell office:value-type="float" office:value="779.14" calcext:value-type="float">
            <text:p>779,14</text:p>
          </table:table-cell>
          <table:table-cell office:value-type="float" office:value="1407.22" calcext:value-type="float">
            <text:p>1407,22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142-3</text:p>
          </table:table-cell>
          <table:table-cell office:value-type="float" office:value="0.35" calcext:value-type="float">
            <text:p>0,35</text:p>
          </table:table-cell>
          <table:table-cell office:value-type="float" office:value="53.15" calcext:value-type="float">
            <text:p>53,15</text:p>
          </table:table-cell>
          <table:table-cell office:value-type="string" calcext:value-type="string">
            <text:p>19/04/2019</text:p>
          </table:table-cell>
          <table:table-cell office:value-type="float" office:value="726.34" calcext:value-type="float">
            <text:p>726,34</text:p>
          </table:table-cell>
          <table:table-cell office:value-type="float" office:value="1460.02" calcext:value-type="float">
            <text:p>1460,02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27-4</text:p>
          </table:table-cell>
          <table:table-cell office:value-type="float" office:value="2.61" calcext:value-type="float">
            <text:p>2,61</text:p>
          </table:table-cell>
          <table:table-cell office:value-type="float" office:value="111.89" calcext:value-type="float">
            <text:p>111,89</text:p>
          </table:table-cell>
          <table:table-cell office:value-type="string" calcext:value-type="string">
            <text:p>19/04/2019</text:p>
          </table:table-cell>
          <table:table-cell office:value-type="float" office:value="617.06" calcext:value-type="float">
            <text:p>617,06</text:p>
          </table:table-cell>
          <table:table-cell office:value-type="float" office:value="1569.3" calcext:value-type="float">
            <text:p>1569,3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32-4</text:p>
          </table:table-cell>
          <table:table-cell office:value-type="float" office:value="0.54" calcext:value-type="float">
            <text:p>0,54</text:p>
          </table:table-cell>
          <table:table-cell office:value-type="float" office:value="109.46" calcext:value-type="float">
            <text:p>109,46</text:p>
          </table:table-cell>
          <table:table-cell office:value-type="string" calcext:value-type="string">
            <text:p>19/04/2019</text:p>
          </table:table-cell>
          <table:table-cell office:value-type="float" office:value="508.14" calcext:value-type="float">
            <text:p>508,14</text:p>
          </table:table-cell>
          <table:table-cell office:value-type="float" office:value="1678.22" calcext:value-type="float">
            <text:p>1678,22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44-4</text:p>
          </table:table-cell>
          <table:table-cell office:value-type="float" office:value="3" calcext:value-type="float">
            <text:p>3</text:p>
          </table:table-cell>
          <table:table-cell office:value-type="float" office:value="134.12" calcext:value-type="float">
            <text:p>134,12</text:p>
          </table:table-cell>
          <table:table-cell office:value-type="string" calcext:value-type="string">
            <text:p>19/04/2019</text:p>
          </table:table-cell>
          <table:table-cell office:value-type="float" office:value="377.02" calcext:value-type="float">
            <text:p>377,02</text:p>
          </table:table-cell>
          <table:table-cell office:value-type="float" office:value="1809.34" calcext:value-type="float">
            <text:p>1809,34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50-4</text:p>
          </table:table-cell>
          <table:table-cell office:value-type="float" office:value="0.73" calcext:value-type="float">
            <text:p>0,73</text:p>
          </table:table-cell>
          <table:table-cell office:value-type="float" office:value="130.52" calcext:value-type="float">
            <text:p>130,52</text:p>
          </table:table-cell>
          <table:table-cell office:value-type="string" calcext:value-type="string">
            <text:p>19/04/2019</text:p>
          </table:table-cell>
          <table:table-cell office:value-type="float" office:value="247.23" calcext:value-type="float">
            <text:p>247,23</text:p>
          </table:table-cell>
          <table:table-cell office:value-type="float" office:value="1939.13" calcext:value-type="float">
            <text:p>1939,13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131-3</text:p>
          </table:table-cell>
          <table:table-cell office:value-type="float" office:value="0.15" calcext:value-type="float">
            <text:p>0,15</text:p>
          </table:table-cell>
          <table:table-cell office:value-type="float" office:value="18.98" calcext:value-type="float">
            <text:p>18,98</text:p>
          </table:table-cell>
          <table:table-cell office:value-type="string" calcext:value-type="string">
            <text:p>20/04/2019</text:p>
          </table:table-cell>
          <table:table-cell office:value-type="float" office:value="228.4" calcext:value-type="float">
            <text:p>228,4</text:p>
          </table:table-cell>
          <table:table-cell office:value-type="float" office:value="1957.96" calcext:value-type="float">
            <text:p>1957,96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76-4</text:p>
          </table:table-cell>
          <table:table-cell office:value-type="float" office:value="0.33" calcext:value-type="float">
            <text:p>0,33</text:p>
          </table:table-cell>
          <table:table-cell office:value-type="float" office:value="34.17" calcext:value-type="float">
            <text:p>34,17</text:p>
          </table:table-cell>
          <table:table-cell office:value-type="string" calcext:value-type="string">
            <text:p>21/04/2019</text:p>
          </table:table-cell>
          <table:table-cell office:value-type="float" office:value="194.56" calcext:value-type="float">
            <text:p>194,56</text:p>
          </table:table-cell>
          <table:table-cell office:value-type="float" office:value="1991.8" calcext:value-type="float">
            <text:p>1991,8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81-4</text:p>
          </table:table-cell>
          <table:table-cell office:value-type="float" office:value="0.67" calcext:value-type="float">
            <text:p>0,67</text:p>
          </table:table-cell>
          <table:table-cell office:value-type="float" office:value="68.33" calcext:value-type="float">
            <text:p>68,33</text:p>
          </table:table-cell>
          <table:table-cell office:value-type="string" calcext:value-type="string">
            <text:p>21/04/2019</text:p>
          </table:table-cell>
          <table:table-cell office:value-type="float" office:value="126.9" calcext:value-type="float">
            <text:p>126,9</text:p>
          </table:table-cell>
          <table:table-cell office:value-type="float" office:value="2059.46" calcext:value-type="float">
            <text:p>2059,46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66-63-4</text:p>
          </table:table-cell>
          <table:table-cell office:value-type="float" office:value="0.19" calcext:value-type="float">
            <text:p>0,19</text:p>
          </table:table-cell>
          <table:table-cell office:value-type="float" office:value="19.41" calcext:value-type="float">
            <text:p>19,41</text:p>
          </table:table-cell>
          <table:table-cell office:value-type="string" calcext:value-type="string">
            <text:p>22/04/2019</text:p>
          </table:table-cell>
          <table:table-cell office:value-type="float" office:value="107.68" calcext:value-type="float">
            <text:p>107,68</text:p>
          </table:table-cell>
          <table:table-cell office:value-type="float" office:value="2078.68" calcext:value-type="float">
            <text:p>2078,68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00 183</text:p>
          </table:table-cell>
          <table:table-cell office:value-type="float" office:value="14.31" calcext:value-type="float">
            <text:p>14,31</text:p>
          </table:table-cell>
          <table:table-cell office:value-type="float" office:value="76.69" calcext:value-type="float">
            <text:p>76,69</text:p>
          </table:table-cell>
          <table:table-cell office:value-type="string" calcext:value-type="string">
            <text:p>23/04/2019</text:p>
          </table:table-cell>
          <table:table-cell office:value-type="float" office:value="45.3" calcext:value-type="float">
            <text:p>45,3</text:p>
          </table:table-cell>
          <table:table-cell office:value-type="float" office:value="2141.06" calcext:value-type="float">
            <text:p>2141,06</text:p>
          </table:table-cell>
          <table:table-cell office:value-type="float" office:value="2186.36" calcext:value-type="float">
            <text:p>2186,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9:39:34.7778542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9:03:05.787349280</meta:creation-date>
    <dc:date>2019-04-17T20:02:36.828066774</dc:date>
    <meta:editing-duration>PT17M37S</meta:editing-duration>
    <meta:editing-cycles>3</meta:editing-cycles>
    <meta:generator>LibreOffice/6.2.2.2$Linux_X86_64 LibreOffice_project/20$Build-2</meta:generator>
    <meta:document-statistic meta:table-count="1" meta:cell-count="278" meta:object-count="0"/>
    <meta:user-defined meta:name="qrichtext">1</meta:user-defined>
  </office:meta>
</office:document-meta>
</file>